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style:font-name-asian="Microsoft YaHei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l reporte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2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 each=&quot; move in o.move_ids.sorted(key=lambda r: r.date ,reverse=True)&quot;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sum([x.qty%20for%20x%20in%20move.linked_move_operation_ids%20if%20x.operation_id.lot_id.id%20==%20o.id])%20or%20move.product_uom_qty" xlink:type="simple">qty</text:a></text:p>
          </table:table-cell>
          <table:table-cell table:style-name="ce5" office:value-type="string" calcext:value-type="string">
            <text:p><text:a xlink:href="python://move.picking_id.name" xlink:type="simple">move.ref</text:a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0:Hoja1.H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3:36:57.1578529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6-30T13:41:00.758914745</dc:date>
    <meta:editing-duration>PT6H7M28S</meta:editing-duration>
    <meta:editing-cycles>89</meta:editing-cycles>
    <meta:document-statistic meta:table-count="1" meta:cell-count="29" meta:object-count="0"/>
  </office:meta>
</office:document-meta>
</file>